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onodirection" table:style-name="ta1"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mesure pogobot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Angle 0°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itesse Ko/s</text:p>
          </table:table-cell>
          <table:table-cell office:value-type="string" calcext:value-type="string">
            <text:p>size octet</text:p>
          </table:table-cell>
          <table:table-cell table:number-columns-repeated="4"/>
          <table:table-cell office:value-type="string" calcext:value-type="string">
            <text:p>1ko =&gt; xu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ance cm 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1000000/[.I8]" office:value-type="float" office:value="8.47457627118644" calcext:value-type="float">
            <text:p>8,47457627118644</text:p>
          </table:table-cell>
          <table:table-cell table:formula="of:=1000000/[.J8]" office:value-type="float" office:value="15.3139356814701" calcext:value-type="float">
            <text:p>15,3139356814701</text:p>
          </table:table-cell>
          <table:table-cell table:formula="of:=1000000/[.K8]" office:value-type="float" office:value="25.6410256410256" calcext:value-type="float">
            <text:p>25,6410256410256</text:p>
          </table:table-cell>
          <table:table-cell table:formula="of:=1000000/[.L8]" office:value-type="float" office:value="38.6100386100386" calcext:value-type="float">
            <text:p>38,61003861003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8000" calcext:value-type="float">
            <text:p>118000</text:p>
          </table:table-cell>
          <table:table-cell office:value-type="float" office:value="65300" calcext:value-type="float">
            <text:p>65300</text:p>
          </table:table-cell>
          <table:table-cell office:value-type="float" office:value="39000" calcext:value-type="float">
            <text:p>39000</text:p>
          </table:table-cell>
          <table:table-cell office:value-type="float" office:value="25900" calcext:value-type="float">
            <text:p>25900</text:p>
          </table:table-cell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table:formula="of:=1000000/[.I9]" office:value-type="float" office:value="8.47457627118644" calcext:value-type="float">
            <text:p>8,47457627118644</text:p>
          </table:table-cell>
          <table:table-cell table:formula="of:=1000000/[.J9]" office:value-type="float" office:value="15.3139356814701" calcext:value-type="float">
            <text:p>15,3139356814701</text:p>
          </table:table-cell>
          <table:table-cell table:formula="of:=1000000/[.K9]" office:value-type="float" office:value="25.6410256410256" calcext:value-type="float">
            <text:p>25,6410256410256</text:p>
          </table:table-cell>
          <table:table-cell table:formula="of:=1000000/[.L9]" office:value-type="float" office:value="38.6100386100386" calcext:value-type="float">
            <text:p>38,6100386100386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18000" calcext:value-type="float">
            <text:p>118000</text:p>
          </table:table-cell>
          <table:table-cell office:value-type="float" office:value="65300" calcext:value-type="float">
            <text:p>65300</text:p>
          </table:table-cell>
          <table:table-cell office:value-type="float" office:value="39000" calcext:value-type="float">
            <text:p>39000</text:p>
          </table:table-cell>
          <table:table-cell office:value-type="float" office:value="25900" calcext:value-type="float">
            <text:p>259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000000/[.I10]" office:value-type="float" office:value="8.47457627118644" calcext:value-type="float">
            <text:p>8,47457627118644</text:p>
          </table:table-cell>
          <table:table-cell table:formula="of:=1000000/[.J10]" office:value-type="float" office:value="15.3139356814701" calcext:value-type="float">
            <text:p>15,3139356814701</text:p>
          </table:table-cell>
          <table:table-cell table:formula="of:=1000000/[.K10]" office:value-type="float" office:value="25.6410256410256" calcext:value-type="float">
            <text:p>25,6410256410256</text:p>
          </table:table-cell>
          <table:table-cell table:formula="of:=1000000/[.L10]" office:value-type="float" office:value="38.6100386100386" calcext:value-type="float">
            <text:p>38,61003861003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8000" calcext:value-type="float">
            <text:p>118000</text:p>
          </table:table-cell>
          <table:table-cell office:value-type="float" office:value="65300" calcext:value-type="float">
            <text:p>65300</text:p>
          </table:table-cell>
          <table:table-cell office:value-type="float" office:value="39000" calcext:value-type="float">
            <text:p>39000</text:p>
          </table:table-cell>
          <table:table-cell office:value-type="float" office:value="25900" calcext:value-type="float">
            <text:p>25900</text:p>
          </table:table-cell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table:formula="of:=1000000/[.I11]" office:value-type="float" office:value="8.47457627118644" calcext:value-type="float">
            <text:p>8,47457627118644</text:p>
          </table:table-cell>
          <table:table-cell table:formula="of:=1000000/[.J11]" office:value-type="float" office:value="15.3139356814701" calcext:value-type="float">
            <text:p>15,3139356814701</text:p>
          </table:table-cell>
          <table:table-cell table:formula="of:=1000000/[.K11]" office:value-type="float" office:value="25" calcext:value-type="float">
            <text:p>25</text:p>
          </table:table-cell>
          <table:table-cell table:formula="of:=1000000/[.L11]" office:value-type="float" office:value="38.6100386100386" calcext:value-type="float">
            <text:p>38,6100386100386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118000" calcext:value-type="float">
            <text:p>118000</text:p>
          </table:table-cell>
          <table:table-cell office:value-type="float" office:value="65300" calcext:value-type="float">
            <text:p>65300</text:p>
          </table:table-cell>
          <table:table-cell office:value-type="float" office:value="40000" calcext:value-type="float">
            <text:p>40000</text:p>
          </table:table-cell>
          <table:table-cell office:value-type="float" office:value="25900" calcext:value-type="float">
            <text:p>259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1000000/[.I12]" office:value-type="float" office:value="5.20833333333333" calcext:value-type="float">
            <text:p>5,20833333333333</text:p>
          </table:table-cell>
          <table:table-cell table:formula="of:=1000000/[.J12]" office:value-type="float" office:value="8.62068965517241" calcext:value-type="float">
            <text:p>8,62068965517241</text:p>
          </table:table-cell>
          <table:table-cell table:formula="of:=1000000/[.K12]" office:value-type="float" office:value="8.08407437348424" calcext:value-type="float">
            <text:p>8,08407437348424</text:p>
          </table:table-cell>
          <table:table-cell table:formula="of:=1000000/[.L12]" office:value-type="float" office:value="6.12745098039216" calcext:value-type="float">
            <text:p>6,127450980392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2000" calcext:value-type="float">
            <text:p>192000</text:p>
          </table:table-cell>
          <table:table-cell office:value-type="float" office:value="116000" calcext:value-type="float">
            <text:p>116000</text:p>
          </table:table-cell>
          <table:table-cell office:value-type="float" office:value="123700" calcext:value-type="float">
            <text:p>123700</text:p>
          </table:table-cell>
          <table:table-cell office:value-type="float" office:value="163200" calcext:value-type="float">
            <text:p>163200</text:p>
          </table:table-cell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table:formula="of:=1000000/[.I13]" office:value-type="float" office:value="0.302388872089507" calcext:value-type="float">
            <text:p>0,302388872089507</text:p>
          </table:table-cell>
          <table:table-cell table:formula="of:=1000000/[.J13]" office:value-type="float" office:value="0.666666666666667" calcext:value-type="float">
            <text:p>0,666666666666667</text:p>
          </table:table-cell>
          <table:table-cell table:formula="of:=1000000/[.K13]" office:value-type="float" office:value="1.39275766016713" calcext:value-type="float">
            <text:p>1,39275766016713</text:p>
          </table:table-cell>
          <table:table-cell table:number-columns-repeated="2"/>
          <table:table-cell office:value-type="float" office:value="2.5" calcext:value-type="float">
            <text:p>2,5</text:p>
          </table:table-cell>
          <table:table-cell office:value-type="float" office:value="3307000" calcext:value-type="float">
            <text:p>330700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718000" calcext:value-type="float">
            <text:p>71800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Angle +15°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itesse Ko/s</text:p>
          </table:table-cell>
          <table:table-cell office:value-type="string" calcext:value-type="string">
            <text:p>size octet</text:p>
          </table:table-cell>
          <table:table-cell table:number-columns-repeated="4"/>
          <table:table-cell office:value-type="string" calcext:value-type="string">
            <text:p>1ko =&gt; xu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ance cm 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1000000/[.I19]" office:value-type="float" office:value="8.47457627118644" calcext:value-type="float">
            <text:p>8,47457627118644</text:p>
          </table:table-cell>
          <table:table-cell table:formula="of:=1000000/[.J19]" office:value-type="float" office:value="15.3139356814701" calcext:value-type="float">
            <text:p>15,3139356814701</text:p>
          </table:table-cell>
          <table:table-cell table:formula="of:=1000000/[.K19]" office:value-type="float" office:value="25" calcext:value-type="float">
            <text:p>25</text:p>
          </table:table-cell>
          <table:table-cell table:formula="of:=1000000/[.L19]" office:value-type="float" office:value="38.6100386100386" calcext:value-type="float">
            <text:p>38,61003861003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8000" calcext:value-type="float">
            <text:p>118000</text:p>
          </table:table-cell>
          <table:table-cell office:value-type="float" office:value="65300" calcext:value-type="float">
            <text:p>65300</text:p>
          </table:table-cell>
          <table:table-cell office:value-type="float" office:value="40000" calcext:value-type="float">
            <text:p>40000</text:p>
          </table:table-cell>
          <table:table-cell office:value-type="float" office:value="25900" calcext:value-type="float">
            <text:p>25900</text:p>
          </table:table-cell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table:formula="of:=1000000/[.I20]" office:value-type="float" office:value="8.47457627118644" calcext:value-type="float">
            <text:p>8,47457627118644</text:p>
          </table:table-cell>
          <table:table-cell table:formula="of:=1000000/[.J20]" office:value-type="float" office:value="15.3139356814701" calcext:value-type="float">
            <text:p>15,3139356814701</text:p>
          </table:table-cell>
          <table:table-cell table:formula="of:=1000000/[.K20]" office:value-type="float" office:value="25" calcext:value-type="float">
            <text:p>25</text:p>
          </table:table-cell>
          <table:table-cell table:formula="of:=1000000/[.L20]" office:value-type="float" office:value="38.6100386100386" calcext:value-type="float">
            <text:p>38,6100386100386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18000" calcext:value-type="float">
            <text:p>118000</text:p>
          </table:table-cell>
          <table:table-cell office:value-type="float" office:value="65300" calcext:value-type="float">
            <text:p>65300</text:p>
          </table:table-cell>
          <table:table-cell office:value-type="float" office:value="40000" calcext:value-type="float">
            <text:p>40000</text:p>
          </table:table-cell>
          <table:table-cell office:value-type="float" office:value="25900" calcext:value-type="float">
            <text:p>259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000000/[.I21]" office:value-type="float" office:value="8.47457627118644" calcext:value-type="float">
            <text:p>8,47457627118644</text:p>
          </table:table-cell>
          <table:table-cell table:formula="of:=1000000/[.J21]" office:value-type="float" office:value="15.3139356814701" calcext:value-type="float">
            <text:p>15,3139356814701</text:p>
          </table:table-cell>
          <table:table-cell table:formula="of:=1000000/[.K21]" office:value-type="float" office:value="25" calcext:value-type="float">
            <text:p>25</text:p>
          </table:table-cell>
          <table:table-cell table:formula="of:=1000000/[.L21]" office:value-type="float" office:value="38.6100386100386" calcext:value-type="float">
            <text:p>38,61003861003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8000" calcext:value-type="float">
            <text:p>118000</text:p>
          </table:table-cell>
          <table:table-cell office:value-type="float" office:value="65300" calcext:value-type="float">
            <text:p>65300</text:p>
          </table:table-cell>
          <table:table-cell office:value-type="float" office:value="40000" calcext:value-type="float">
            <text:p>40000</text:p>
          </table:table-cell>
          <table:table-cell office:value-type="float" office:value="25900" calcext:value-type="float">
            <text:p>25900</text:p>
          </table:table-cell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table:formula="of:=1000000/[.I22]" office:value-type="float" office:value="8.47457627118644" calcext:value-type="float">
            <text:p>8,47457627118644</text:p>
          </table:table-cell>
          <table:table-cell table:formula="of:=1000000/[.J22]" office:value-type="float" office:value="15.3139356814701" calcext:value-type="float">
            <text:p>15,3139356814701</text:p>
          </table:table-cell>
          <table:table-cell table:formula="of:=1000000/[.K22]" office:value-type="float" office:value="25" calcext:value-type="float">
            <text:p>25</text:p>
          </table:table-cell>
          <table:table-cell table:formula="of:=1000000/[.L22]" office:value-type="float" office:value="38.6100386100386" calcext:value-type="float">
            <text:p>38,6100386100386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118000" calcext:value-type="float">
            <text:p>118000</text:p>
          </table:table-cell>
          <table:table-cell office:value-type="float" office:value="65300" calcext:value-type="float">
            <text:p>65300</text:p>
          </table:table-cell>
          <table:table-cell office:value-type="float" office:value="40000" calcext:value-type="float">
            <text:p>40000</text:p>
          </table:table-cell>
          <table:table-cell office:value-type="float" office:value="25900" calcext:value-type="float">
            <text:p>259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1000000/[.I23]" office:value-type="float" office:value="3.33333333333333" calcext:value-type="float">
            <text:p>3,33333333333333</text:p>
          </table:table-cell>
          <table:table-cell table:formula="of:=1000000/[.J23]" office:value-type="float" office:value="11.1111111111111" calcext:value-type="float">
            <text:p>11,1111111111111</text:p>
          </table:table-cell>
          <table:table-cell table:formula="of:=1000000/[.K23]" office:value-type="float" office:value="6.99300699300699" calcext:value-type="float">
            <text:p>6,99300699300699</text:p>
          </table:table-cell>
          <table:table-cell table:formula="of:=1000000/[.L23]" office:value-type="float" office:value="10.5263157894737" calcext:value-type="float">
            <text:p>10,52631578947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0000" calcext:value-type="float">
            <text:p>3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143000" calcext:value-type="float">
            <text:p>143000</text:p>
          </table:table-cell>
          <table:table-cell office:value-type="float" office:value="95000" calcext:value-type="float">
            <text:p>95000</text:p>
          </table:table-cell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table:number-columns-repeated="5"/>
          <table:table-cell office:value-type="float" office:value="2.5" calcext:value-type="float">
            <text:p>2,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Angle -15°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itesse Ko/s</text:p>
          </table:table-cell>
          <table:table-cell office:value-type="string" calcext:value-type="string">
            <text:p>size octet</text:p>
          </table:table-cell>
          <table:table-cell table:number-columns-repeated="4"/>
          <table:table-cell office:value-type="string" calcext:value-type="string">
            <text:p>1ko =&gt; xu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ance cm 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1000000/[.I30]" office:value-type="float" office:value="8.47457627118644" calcext:value-type="float">
            <text:p>8,47457627118644</text:p>
          </table:table-cell>
          <table:table-cell table:formula="of:=1000000/[.J30]" office:value-type="float" office:value="15.3139356814701" calcext:value-type="float">
            <text:p>15,3139356814701</text:p>
          </table:table-cell>
          <table:table-cell table:formula="of:=1000000/[.K30]" office:value-type="float" office:value="25" calcext:value-type="float">
            <text:p>25</text:p>
          </table:table-cell>
          <table:table-cell table:formula="of:=1000000/[.L30]" office:value-type="float" office:value="38.6100386100386" calcext:value-type="float">
            <text:p>38,61003861003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8000" calcext:value-type="float">
            <text:p>118000</text:p>
          </table:table-cell>
          <table:table-cell office:value-type="float" office:value="65300" calcext:value-type="float">
            <text:p>65300</text:p>
          </table:table-cell>
          <table:table-cell office:value-type="float" office:value="40000" calcext:value-type="float">
            <text:p>40000</text:p>
          </table:table-cell>
          <table:table-cell office:value-type="float" office:value="25900" calcext:value-type="float">
            <text:p>25900</text:p>
          </table:table-cell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table:formula="of:=1000000/[.I31]" office:value-type="float" office:value="8.47457627118644" calcext:value-type="float">
            <text:p>8,47457627118644</text:p>
          </table:table-cell>
          <table:table-cell table:formula="of:=1000000/[.J31]" office:value-type="float" office:value="15.3139356814701" calcext:value-type="float">
            <text:p>15,3139356814701</text:p>
          </table:table-cell>
          <table:table-cell table:formula="of:=1000000/[.K31]" office:value-type="float" office:value="25" calcext:value-type="float">
            <text:p>25</text:p>
          </table:table-cell>
          <table:table-cell table:formula="of:=1000000/[.L31]" office:value-type="float" office:value="38.6100386100386" calcext:value-type="float">
            <text:p>38,6100386100386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18000" calcext:value-type="float">
            <text:p>118000</text:p>
          </table:table-cell>
          <table:table-cell office:value-type="float" office:value="65300" calcext:value-type="float">
            <text:p>65300</text:p>
          </table:table-cell>
          <table:table-cell office:value-type="float" office:value="40000" calcext:value-type="float">
            <text:p>40000</text:p>
          </table:table-cell>
          <table:table-cell office:value-type="float" office:value="25900" calcext:value-type="float">
            <text:p>259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000000/[.I32]" office:value-type="float" office:value="8.47457627118644" calcext:value-type="float">
            <text:p>8,47457627118644</text:p>
          </table:table-cell>
          <table:table-cell table:formula="of:=1000000/[.J32]" office:value-type="float" office:value="15.3139356814701" calcext:value-type="float">
            <text:p>15,3139356814701</text:p>
          </table:table-cell>
          <table:table-cell table:formula="of:=1000000/[.K32]" office:value-type="float" office:value="25" calcext:value-type="float">
            <text:p>25</text:p>
          </table:table-cell>
          <table:table-cell table:formula="of:=1000000/[.L32]" office:value-type="float" office:value="38.6100386100386" calcext:value-type="float">
            <text:p>38,61003861003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8000" calcext:value-type="float">
            <text:p>118000</text:p>
          </table:table-cell>
          <table:table-cell office:value-type="float" office:value="65300" calcext:value-type="float">
            <text:p>65300</text:p>
          </table:table-cell>
          <table:table-cell office:value-type="float" office:value="40000" calcext:value-type="float">
            <text:p>40000</text:p>
          </table:table-cell>
          <table:table-cell office:value-type="float" office:value="25900" calcext:value-type="float">
            <text:p>25900</text:p>
          </table:table-cell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table:formula="of:=1000000/[.I33]" office:value-type="float" office:value="8.47457627118644" calcext:value-type="float">
            <text:p>8,47457627118644</text:p>
          </table:table-cell>
          <table:table-cell table:formula="of:=1000000/[.J33]" office:value-type="float" office:value="13.3333333333333" calcext:value-type="float">
            <text:p>13,3333333333333</text:p>
          </table:table-cell>
          <table:table-cell table:formula="of:=1000000/[.K33]" office:value-type="float" office:value="14.1843971631206" calcext:value-type="float">
            <text:p>14,1843971631206</text:p>
          </table:table-cell>
          <table:table-cell table:formula="of:=1000000/[.L33]" office:value-type="float" office:value="38.6100386100386" calcext:value-type="float">
            <text:p>38,6100386100386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118000" calcext:value-type="float">
            <text:p>118000</text:p>
          </table:table-cell>
          <table:table-cell office:value-type="float" office:value="75000" calcext:value-type="float">
            <text:p>75000</text:p>
          </table:table-cell>
          <table:table-cell office:value-type="float" office:value="70500" calcext:value-type="float">
            <text:p>70500</text:p>
          </table:table-cell>
          <table:table-cell office:value-type="float" office:value="25900" calcext:value-type="float">
            <text:p>259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1000000/[.I34]" office:value-type="float" office:value="3.584229390681" calcext:value-type="float">
            <text:p>3,584229390681</text:p>
          </table:table-cell>
          <table:table-cell table:formula="of:=1000000/[.J34]" office:value-type="float" office:value="0.666666666666667" calcext:value-type="float">
            <text:p>0,666666666666667</text:p>
          </table:table-cell>
          <table:table-cell table:formula="of:=1000000/[.K34]" office:value-type="float" office:value="0.558659217877095" calcext:value-type="float">
            <text:p>0,558659217877095</text:p>
          </table:table-cell>
          <table:table-cell table:formula="of:=1000000/[.L34]" office:value-type="float" office:value="5.91715976331361" calcext:value-type="float">
            <text:p>5,917159763313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9000" calcext:value-type="float">
            <text:p>27900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790000" calcext:value-type="float">
            <text:p>1790000</text:p>
          </table:table-cell>
          <table:table-cell office:value-type="float" office:value="169000" calcext:value-type="float">
            <text:p>169000</text:p>
          </table:table-cell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table:number-columns-repeated="5"/>
          <table:table-cell office:value-type="float" office:value="2.5" calcext:value-type="float">
            <text:p>2,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Angle +30°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itesse Ko/s</text:p>
          </table:table-cell>
          <table:table-cell office:value-type="string" calcext:value-type="string">
            <text:p>size octet</text:p>
          </table:table-cell>
          <table:table-cell table:number-columns-repeated="4"/>
          <table:table-cell office:value-type="string" calcext:value-type="string">
            <text:p>1ko =&gt; xu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ance cm 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1000000/[.I41]" office:value-type="float" office:value="8.47457627118644" calcext:value-type="float">
            <text:p>8,47457627118644</text:p>
          </table:table-cell>
          <table:table-cell table:formula="of:=1000000/[.J41]" office:value-type="float" office:value="15.3139356814701" calcext:value-type="float">
            <text:p>15,3139356814701</text:p>
          </table:table-cell>
          <table:table-cell table:formula="of:=1000000/[.K41]" office:value-type="float" office:value="17.7619893428064" calcext:value-type="float">
            <text:p>17,7619893428064</text:p>
          </table:table-cell>
          <table:table-cell table:formula="of:=1000000/[.L41]" office:value-type="float" office:value="7.69230769230769" calcext:value-type="float">
            <text:p>7,692307692307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8000" calcext:value-type="float">
            <text:p>118000</text:p>
          </table:table-cell>
          <table:table-cell office:value-type="float" office:value="65300" calcext:value-type="float">
            <text:p>65300</text:p>
          </table:table-cell>
          <table:table-cell office:value-type="float" office:value="56300" calcext:value-type="float">
            <text:p>56300</text:p>
          </table:table-cell>
          <table:table-cell office:value-type="float" office:value="130000" calcext:value-type="float">
            <text:p>130000</text:p>
          </table:table-cell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table:formula="of:=1000000/[.I42]" office:value-type="float" office:value="8.47457627118644" calcext:value-type="float">
            <text:p>8,47457627118644</text:p>
          </table:table-cell>
          <table:table-cell table:formula="of:=1000000/[.J42]" office:value-type="float" office:value="15.3139356814701" calcext:value-type="float">
            <text:p>15,3139356814701</text:p>
          </table:table-cell>
          <table:table-cell table:formula="of:=1000000/[.K42]" office:value-type="float" office:value="17.7619893428064" calcext:value-type="float">
            <text:p>17,7619893428064</text:p>
          </table:table-cell>
          <table:table-cell table:formula="of:=1000000/[.L42]" office:value-type="float" office:value="7.69230769230769" calcext:value-type="float">
            <text:p>7,69230769230769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18000" calcext:value-type="float">
            <text:p>118000</text:p>
          </table:table-cell>
          <table:table-cell office:value-type="float" office:value="65300" calcext:value-type="float">
            <text:p>65300</text:p>
          </table:table-cell>
          <table:table-cell office:value-type="float" office:value="56300" calcext:value-type="float">
            <text:p>56300</text:p>
          </table:table-cell>
          <table:table-cell office:value-type="float" office:value="130000" calcext:value-type="float">
            <text:p>130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000000/[.I43]" office:value-type="float" office:value="8.47457627118644" calcext:value-type="float">
            <text:p>8,47457627118644</text:p>
          </table:table-cell>
          <table:table-cell table:formula="of:=1000000/[.J43]" office:value-type="float" office:value="15.3139356814701" calcext:value-type="float">
            <text:p>15,3139356814701</text:p>
          </table:table-cell>
          <table:table-cell table:formula="of:=1000000/[.K43]" office:value-type="float" office:value="17.4520069808028" calcext:value-type="float">
            <text:p>17,4520069808028</text:p>
          </table:table-cell>
          <table:table-cell table:formula="of:=1000000/[.L43]" office:value-type="float" office:value="7.69230769230769" calcext:value-type="float">
            <text:p>7,692307692307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8000" calcext:value-type="float">
            <text:p>118000</text:p>
          </table:table-cell>
          <table:table-cell office:value-type="float" office:value="65300" calcext:value-type="float">
            <text:p>65300</text:p>
          </table:table-cell>
          <table:table-cell office:value-type="float" office:value="57300" calcext:value-type="float">
            <text:p>57300</text:p>
          </table:table-cell>
          <table:table-cell office:value-type="float" office:value="130000" calcext:value-type="float">
            <text:p>130000</text:p>
          </table:table-cell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table:formula="of:=1000000/[.I44]" office:value-type="float" office:value="3.33333333333333" calcext:value-type="float">
            <text:p>3,33333333333333</text:p>
          </table:table-cell>
          <table:table-cell table:formula="of:=1000000/[.J44]" office:value-type="float" office:value="15.3139356814701" calcext:value-type="float">
            <text:p>15,3139356814701</text:p>
          </table:table-cell>
          <table:table-cell table:formula="of:=1000000/[.K44]" office:value-type="float" office:value="5.64971751412429" calcext:value-type="float">
            <text:p>5,64971751412429</text:p>
          </table:table-cell>
          <table:table-cell table:formula="of:=1000000/[.L44]" office:value-type="float" office:value="7.69230769230769" calcext:value-type="float">
            <text:p>7,69230769230769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300000" calcext:value-type="float">
            <text:p>300000</text:p>
          </table:table-cell>
          <table:table-cell office:value-type="float" office:value="65300" calcext:value-type="float">
            <text:p>65300</text:p>
          </table:table-cell>
          <table:table-cell office:value-type="float" office:value="177000" calcext:value-type="float">
            <text:p>177000</text:p>
          </table:table-cell>
          <table:table-cell office:value-type="float" office:value="130000" calcext:value-type="float">
            <text:p>1300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table:formula="of:=1000000/[.J45]" office:value-type="float" office:value="9.34579439252336" calcext:value-type="float">
            <text:p>9,34579439252336</text:p>
          </table:table-cell>
          <table:table-cell/>
          <table:table-cell table:formula="of:=1000000/[.L45]" office:value-type="float" office:value="7.69230769230769" calcext:value-type="float">
            <text:p>7,6923076923076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7000" calcext:value-type="float">
            <text:p>107000</text:p>
          </table:table-cell>
          <table:table-cell/>
          <table:table-cell office:value-type="float" office:value="130000" calcext:value-type="float">
            <text:p>130000</text:p>
          </table:table-cell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/>
          <table:table-cell table:formula="of:=1000000/[.J46]" office:value-type="float" office:value="0.666666666666667" calcext:value-type="float">
            <text:p>0,666666666666667</text:p>
          </table:table-cell>
          <table:table-cell table:number-columns-repeated="3"/>
          <table:table-cell office:value-type="float" office:value="2.5" calcext:value-type="float">
            <text:p>2,5</text:p>
          </table:table-cell>
          <table:table-cell/>
          <table:table-cell office:value-type="float" office:value="1500000" calcext:value-type="float">
            <text:p>150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Angle -30°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itesse Ko/s</text:p>
          </table:table-cell>
          <table:table-cell office:value-type="string" calcext:value-type="string">
            <text:p>size octet</text:p>
          </table:table-cell>
          <table:table-cell table:number-columns-repeated="4"/>
          <table:table-cell office:value-type="string" calcext:value-type="string">
            <text:p>1ko =&gt; xu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ance cm 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1000000/[.I52]" office:value-type="float" office:value="8.47457627118644" calcext:value-type="float">
            <text:p>8,47457627118644</text:p>
          </table:table-cell>
          <table:table-cell table:formula="of:=1000000/[.J52]" office:value-type="float" office:value="15.3139356814701" calcext:value-type="float">
            <text:p>15,3139356814701</text:p>
          </table:table-cell>
          <table:table-cell table:formula="of:=1000000/[.K52]" office:value-type="float" office:value="18.8679245283019" calcext:value-type="float">
            <text:p>18,8679245283019</text:p>
          </table:table-cell>
          <table:table-cell table:formula="of:=1000000/[.L52]" office:value-type="float" office:value="38.6100386100386" calcext:value-type="float">
            <text:p>38,610038610038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8000" calcext:value-type="float">
            <text:p>118000</text:p>
          </table:table-cell>
          <table:table-cell office:value-type="float" office:value="65300" calcext:value-type="float">
            <text:p>65300</text:p>
          </table:table-cell>
          <table:table-cell office:value-type="float" office:value="53000" calcext:value-type="float">
            <text:p>53000</text:p>
          </table:table-cell>
          <table:table-cell office:value-type="float" office:value="25900" calcext:value-type="float">
            <text:p>25900</text:p>
          </table:table-cell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table:formula="of:=1000000/[.I53]" office:value-type="float" office:value="8.47457627118644" calcext:value-type="float">
            <text:p>8,47457627118644</text:p>
          </table:table-cell>
          <table:table-cell table:formula="of:=1000000/[.J53]" office:value-type="float" office:value="15.3139356814701" calcext:value-type="float">
            <text:p>15,3139356814701</text:p>
          </table:table-cell>
          <table:table-cell table:formula="of:=1000000/[.K53]" office:value-type="float" office:value="18.8679245283019" calcext:value-type="float">
            <text:p>18,8679245283019</text:p>
          </table:table-cell>
          <table:table-cell table:formula="of:=1000000/[.L53]" office:value-type="float" office:value="38.6100386100386" calcext:value-type="float">
            <text:p>38,6100386100386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18000" calcext:value-type="float">
            <text:p>118000</text:p>
          </table:table-cell>
          <table:table-cell office:value-type="float" office:value="65300" calcext:value-type="float">
            <text:p>65300</text:p>
          </table:table-cell>
          <table:table-cell office:value-type="float" office:value="53000" calcext:value-type="float">
            <text:p>53000</text:p>
          </table:table-cell>
          <table:table-cell office:value-type="float" office:value="25900" calcext:value-type="float">
            <text:p>259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000000/[.I54]" office:value-type="float" office:value="8.47457627118644" calcext:value-type="float">
            <text:p>8,47457627118644</text:p>
          </table:table-cell>
          <table:table-cell table:formula="of:=1000000/[.J54]" office:value-type="float" office:value="15.3139356814701" calcext:value-type="float">
            <text:p>15,3139356814701</text:p>
          </table:table-cell>
          <table:table-cell table:formula="of:=1000000/[.K54]" office:value-type="float" office:value="12.7978704343597" calcext:value-type="float">
            <text:p>12,7978704343597</text:p>
          </table:table-cell>
          <table:table-cell table:formula="of:=1000000/[.L54]" office:value-type="float" office:value="7.69230769230769" calcext:value-type="float">
            <text:p>7,692307692307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8000" calcext:value-type="float">
            <text:p>118000</text:p>
          </table:table-cell>
          <table:table-cell office:value-type="float" office:value="65300" calcext:value-type="float">
            <text:p>65300</text:p>
          </table:table-cell>
          <table:table-cell office:value-type="float" office:value="78138" calcext:value-type="float">
            <text:p>78138</text:p>
          </table:table-cell>
          <table:table-cell office:value-type="float" office:value="130000" calcext:value-type="float">
            <text:p>130000</text:p>
          </table:table-cell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table:formula="of:=1000000/[.I55]" office:value-type="float" office:value="6.66666666666667" calcext:value-type="float">
            <text:p>6,66666666666667</text:p>
          </table:table-cell>
          <table:table-cell table:formula="of:=1000000/[.J55]" office:value-type="float" office:value="10" calcext:value-type="float">
            <text:p>10</text:p>
          </table:table-cell>
          <table:table-cell table:number-columns-repeated="3"/>
          <table:table-cell office:value-type="float" office:value="1.5" calcext:value-type="float">
            <text:p>1,5</text:p>
          </table:table-cell>
          <table:table-cell office:value-type="float" office:value="150000" calcext:value-type="float">
            <text:p>150000</text:p>
          </table:table-cell>
          <table:table-cell office:value-type="float" office:value="100000" calcext:value-type="float">
            <text:p>10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table:number-columns-repeated="5"/>
          <table:table-cell office:value-type="float" office:value="2.5" calcext:value-type="float">
            <text:p>2,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table table:name="bidirection" table:style-name="ta1"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mesure pogobot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Angle 0°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itesse Ko/s</text:p>
          </table:table-cell>
          <table:table-cell office:value-type="string" calcext:value-type="string">
            <text:p>size octet</text:p>
          </table:table-cell>
          <table:table-cell table:number-columns-repeated="4"/>
          <table:table-cell office:value-type="string" calcext:value-type="string">
            <text:p>1ko =&gt; xu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ance cm 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1000000/[.I8]" office:value-type="float" office:value="0.571428571428571" calcext:value-type="float">
            <text:p>0,571428571428571</text:p>
          </table:table-cell>
          <table:table-cell table:formula="of:=1000000/[.J8]" office:value-type="float" office:value="0.555555555555556" calcext:value-type="float">
            <text:p>0,555555555555556</text:p>
          </table:table-cell>
          <table:table-cell table:formula="of:=1000000/[.K8]" office:value-type="string" office:string-value="" calcext:value-type="error">
            <text:p>#DIV/0 !</text:p>
          </table:table-cell>
          <table:table-cell table:formula="of:=1000000/[.L8]" office:value-type="string" office:string-value="" calcext:value-type="error">
            <text:p>#DIV/0 !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50000" calcext:value-type="float">
            <text:p>1750000</text:p>
          </table:table-cell>
          <table:table-cell office:value-type="float" office:value="1800000" calcext:value-type="float">
            <text:p>180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table:formula="of:=1000000/[.I9]" office:value-type="float" office:value="0.571428571428571" calcext:value-type="float">
            <text:p>0,571428571428571</text:p>
          </table:table-cell>
          <table:table-cell table:formula="of:=1000000/[.J9]" office:value-type="float" office:value="0.555555555555556" calcext:value-type="float">
            <text:p>0,555555555555556</text:p>
          </table:table-cell>
          <table:table-cell table:formula="of:=1000000/[.K9]" office:value-type="string" office:string-value="" calcext:value-type="error">
            <text:p>#DIV/0 !</text:p>
          </table:table-cell>
          <table:table-cell table:formula="of:=1000000/[.L9]" office:value-type="string" office:string-value="" calcext:value-type="error">
            <text:p>#DIV/0 !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750000" calcext:value-type="float">
            <text:p>1750000</text:p>
          </table:table-cell>
          <table:table-cell office:value-type="float" office:value="1800000" calcext:value-type="float">
            <text:p>180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000000/[.I10]" office:value-type="float" office:value="0.571428571428571" calcext:value-type="float">
            <text:p>0,571428571428571</text:p>
          </table:table-cell>
          <table:table-cell table:formula="of:=1000000/[.J10]" office:value-type="float" office:value="0.555555555555556" calcext:value-type="float">
            <text:p>0,555555555555556</text:p>
          </table:table-cell>
          <table:table-cell table:formula="of:=1000000/[.K10]" office:value-type="string" office:string-value="" calcext:value-type="error">
            <text:p>#DIV/0 !</text:p>
          </table:table-cell>
          <table:table-cell table:formula="of:=1000000/[.L10]" office:value-type="string" office:string-value="" calcext:value-type="error">
            <text:p>#DIV/0 !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50000" calcext:value-type="float">
            <text:p>1750000</text:p>
          </table:table-cell>
          <table:table-cell office:value-type="float" office:value="1800000" calcext:value-type="float">
            <text:p>180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table:formula="of:=1000000/[.I11]" office:value-type="float" office:value="0.571428571428571" calcext:value-type="float">
            <text:p>0,571428571428571</text:p>
          </table:table-cell>
          <table:table-cell table:formula="of:=1000000/[.J11]" office:value-type="float" office:value="0.555555555555556" calcext:value-type="float">
            <text:p>0,555555555555556</text:p>
          </table:table-cell>
          <table:table-cell table:formula="of:=1000000/[.K11]" office:value-type="string" office:string-value="" calcext:value-type="error">
            <text:p>#DIV/0 !</text:p>
          </table:table-cell>
          <table:table-cell table:formula="of:=1000000/[.L11]" office:value-type="string" office:string-value="" calcext:value-type="error">
            <text:p>#DIV/0 !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1750000" calcext:value-type="float">
            <text:p>1750000</text:p>
          </table:table-cell>
          <table:table-cell office:value-type="float" office:value="1800000" calcext:value-type="float">
            <text:p>180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1000000/[.I12]" office:value-type="float" office:value="0.526315789473684" calcext:value-type="float">
            <text:p>0,526315789473684</text:p>
          </table:table-cell>
          <table:table-cell table:formula="of:=1000000/[.J12]" office:value-type="float" office:value="0.0476190476190476" calcext:value-type="float">
            <text:p>0,047619047619048</text:p>
          </table:table-cell>
          <table:table-cell table:formula="of:=1000000/[.K12]" office:value-type="string" office:string-value="" calcext:value-type="error">
            <text:p>#DIV/0 !</text:p>
          </table:table-cell>
          <table:table-cell table:formula="of:=1000000/[.L12]" office:value-type="string" office:string-value="" calcext:value-type="error">
            <text:p>#DIV/0 !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900000" calcext:value-type="float">
            <text:p>1900000</text:p>
          </table:table-cell>
          <table:table-cell office:value-type="float" office:value="21000000" calcext:value-type="float">
            <text:p>2100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table:formula="of:=1000000/[.I13]" office:value-type="float" office:value="0.32258064516129" calcext:value-type="float">
            <text:p>0,32258064516129</text:p>
          </table:table-cell>
          <table:table-cell table:formula="of:=1000000/[.J13]" office:value-type="string" office:string-value="" calcext:value-type="error">
            <text:p>#DIV/0 !</text:p>
          </table:table-cell>
          <table:table-cell table:formula="of:=1000000/[.K13]" office:value-type="string" office:string-value="" calcext:value-type="error">
            <text:p>#DIV/0 !</text:p>
          </table:table-cell>
          <table:table-cell table:number-columns-repeated="2"/>
          <table:table-cell office:value-type="float" office:value="2.5" calcext:value-type="float">
            <text:p>2,5</text:p>
          </table:table-cell>
          <table:table-cell office:value-type="float" office:value="3100000" calcext:value-type="float">
            <text:p>310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Angle +15°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itesse Ko/s</text:p>
          </table:table-cell>
          <table:table-cell office:value-type="string" calcext:value-type="string">
            <text:p>size octet</text:p>
          </table:table-cell>
          <table:table-cell table:number-columns-repeated="4"/>
          <table:table-cell office:value-type="string" calcext:value-type="string">
            <text:p>1ko =&gt; xu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ance cm 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1000000/[.I19]" office:value-type="float" office:value="0.571428571428571" calcext:value-type="float">
            <text:p>0,571428571428571</text:p>
          </table:table-cell>
          <table:table-cell table:formula="of:=1000000/[.J19]" office:value-type="string" office:string-value="" calcext:value-type="error">
            <text:p>#DIV/0 !</text:p>
          </table:table-cell>
          <table:table-cell table:formula="of:=1000000/[.K19]" office:value-type="string" office:string-value="" calcext:value-type="error">
            <text:p>#DIV/0 !</text:p>
          </table:table-cell>
          <table:table-cell table:formula="of:=1000000/[.L19]" office:value-type="string" office:string-value="" calcext:value-type="error">
            <text:p>#DIV/0 !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50000" calcext:value-type="float">
            <text:p>175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table:formula="of:=1000000/[.I20]" office:value-type="float" office:value="0.571428571428571" calcext:value-type="float">
            <text:p>0,571428571428571</text:p>
          </table:table-cell>
          <table:table-cell table:formula="of:=1000000/[.J20]" office:value-type="string" office:string-value="" calcext:value-type="error">
            <text:p>#DIV/0 !</text:p>
          </table:table-cell>
          <table:table-cell table:formula="of:=1000000/[.K20]" office:value-type="string" office:string-value="" calcext:value-type="error">
            <text:p>#DIV/0 !</text:p>
          </table:table-cell>
          <table:table-cell table:formula="of:=1000000/[.L20]" office:value-type="string" office:string-value="" calcext:value-type="error">
            <text:p>#DIV/0 !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750000" calcext:value-type="float">
            <text:p>175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000000/[.I21]" office:value-type="float" office:value="0.571428571428571" calcext:value-type="float">
            <text:p>0,571428571428571</text:p>
          </table:table-cell>
          <table:table-cell table:formula="of:=1000000/[.J21]" office:value-type="string" office:string-value="" calcext:value-type="error">
            <text:p>#DIV/0 !</text:p>
          </table:table-cell>
          <table:table-cell table:formula="of:=1000000/[.K21]" office:value-type="string" office:string-value="" calcext:value-type="error">
            <text:p>#DIV/0 !</text:p>
          </table:table-cell>
          <table:table-cell table:formula="of:=1000000/[.L21]" office:value-type="string" office:string-value="" calcext:value-type="error">
            <text:p>#DIV/0 !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50000" calcext:value-type="float">
            <text:p>175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table:formula="of:=1000000/[.I22]" office:value-type="float" office:value="0.571428571428571" calcext:value-type="float">
            <text:p>0,571428571428571</text:p>
          </table:table-cell>
          <table:table-cell table:formula="of:=1000000/[.J22]" office:value-type="string" office:string-value="" calcext:value-type="error">
            <text:p>#DIV/0 !</text:p>
          </table:table-cell>
          <table:table-cell table:formula="of:=1000000/[.K22]" office:value-type="string" office:string-value="" calcext:value-type="error">
            <text:p>#DIV/0 !</text:p>
          </table:table-cell>
          <table:table-cell table:formula="of:=1000000/[.L22]" office:value-type="string" office:string-value="" calcext:value-type="error">
            <text:p>#DIV/0 !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1750000" calcext:value-type="float">
            <text:p>175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1000000/[.I23]" office:value-type="float" office:value="0.571428571428571" calcext:value-type="float">
            <text:p>0,571428571428571</text:p>
          </table:table-cell>
          <table:table-cell table:formula="of:=1000000/[.J23]" office:value-type="string" office:string-value="" calcext:value-type="error">
            <text:p>#DIV/0 !</text:p>
          </table:table-cell>
          <table:table-cell table:formula="of:=1000000/[.K23]" office:value-type="string" office:string-value="" calcext:value-type="error">
            <text:p>#DIV/0 !</text:p>
          </table:table-cell>
          <table:table-cell table:formula="of:=1000000/[.L23]" office:value-type="string" office:string-value="" calcext:value-type="error">
            <text:p>#DIV/0 !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50000" calcext:value-type="float">
            <text:p>175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table:number-columns-repeated="5"/>
          <table:table-cell office:value-type="float" office:value="2.5" calcext:value-type="float">
            <text:p>2,5</text:p>
          </table:table-cell>
          <table:table-cell office:value-type="float" office:value="1750000" calcext:value-type="float">
            <text:p>175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Angle -15°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itesse Ko/s</text:p>
          </table:table-cell>
          <table:table-cell office:value-type="string" calcext:value-type="string">
            <text:p>size octet</text:p>
          </table:table-cell>
          <table:table-cell table:number-columns-repeated="4"/>
          <table:table-cell office:value-type="string" calcext:value-type="string">
            <text:p>1ko =&gt; xu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ance cm 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1000000/[.I30]" office:value-type="float" office:value="0.571428571428571" calcext:value-type="float">
            <text:p>0,571428571428571</text:p>
          </table:table-cell>
          <table:table-cell table:formula="of:=1000000/[.J30]" office:value-type="string" office:string-value="" calcext:value-type="error">
            <text:p>#DIV/0 !</text:p>
          </table:table-cell>
          <table:table-cell table:formula="of:=1000000/[.K30]" office:value-type="string" office:string-value="" calcext:value-type="error">
            <text:p>#DIV/0 !</text:p>
          </table:table-cell>
          <table:table-cell table:formula="of:=1000000/[.L30]" office:value-type="string" office:string-value="" calcext:value-type="error">
            <text:p>#DIV/0 !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50000" calcext:value-type="float">
            <text:p>175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table:formula="of:=1000000/[.I31]" office:value-type="float" office:value="0.571428571428571" calcext:value-type="float">
            <text:p>0,571428571428571</text:p>
          </table:table-cell>
          <table:table-cell table:formula="of:=1000000/[.J31]" office:value-type="string" office:string-value="" calcext:value-type="error">
            <text:p>#DIV/0 !</text:p>
          </table:table-cell>
          <table:table-cell table:formula="of:=1000000/[.K31]" office:value-type="string" office:string-value="" calcext:value-type="error">
            <text:p>#DIV/0 !</text:p>
          </table:table-cell>
          <table:table-cell table:formula="of:=1000000/[.L31]" office:value-type="string" office:string-value="" calcext:value-type="error">
            <text:p>#DIV/0 !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750000" calcext:value-type="float">
            <text:p>175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000000/[.I32]" office:value-type="float" office:value="0.571428571428571" calcext:value-type="float">
            <text:p>0,571428571428571</text:p>
          </table:table-cell>
          <table:table-cell table:formula="of:=1000000/[.J32]" office:value-type="string" office:string-value="" calcext:value-type="error">
            <text:p>#DIV/0 !</text:p>
          </table:table-cell>
          <table:table-cell table:formula="of:=1000000/[.K32]" office:value-type="string" office:string-value="" calcext:value-type="error">
            <text:p>#DIV/0 !</text:p>
          </table:table-cell>
          <table:table-cell table:formula="of:=1000000/[.L32]" office:value-type="string" office:string-value="" calcext:value-type="error">
            <text:p>#DIV/0 !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50000" calcext:value-type="float">
            <text:p>175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table:formula="of:=1000000/[.I33]" office:value-type="float" office:value="0.571428571428571" calcext:value-type="float">
            <text:p>0,571428571428571</text:p>
          </table:table-cell>
          <table:table-cell table:formula="of:=1000000/[.J33]" office:value-type="string" office:string-value="" calcext:value-type="error">
            <text:p>#DIV/0 !</text:p>
          </table:table-cell>
          <table:table-cell table:formula="of:=1000000/[.K33]" office:value-type="string" office:string-value="" calcext:value-type="error">
            <text:p>#DIV/0 !</text:p>
          </table:table-cell>
          <table:table-cell table:formula="of:=1000000/[.L33]" office:value-type="string" office:string-value="" calcext:value-type="error">
            <text:p>#DIV/0 !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1750000" calcext:value-type="float">
            <text:p>175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1000000/[.I34]" office:value-type="float" office:value="0.571428571428571" calcext:value-type="float">
            <text:p>0,571428571428571</text:p>
          </table:table-cell>
          <table:table-cell table:formula="of:=1000000/[.J34]" office:value-type="string" office:string-value="" calcext:value-type="error">
            <text:p>#DIV/0 !</text:p>
          </table:table-cell>
          <table:table-cell table:formula="of:=1000000/[.K34]" office:value-type="string" office:string-value="" calcext:value-type="error">
            <text:p>#DIV/0 !</text:p>
          </table:table-cell>
          <table:table-cell table:formula="of:=1000000/[.L34]" office:value-type="string" office:string-value="" calcext:value-type="error">
            <text:p>#DIV/0 !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50000" calcext:value-type="float">
            <text:p>175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table:number-columns-repeated="5"/>
          <table:table-cell office:value-type="float" office:value="2.5" calcext:value-type="float">
            <text:p>2,5</text:p>
          </table:table-cell>
          <table:table-cell office:value-type="float" office:value="1750000" calcext:value-type="float">
            <text:p>175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Angle +30°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itesse Ko/s</text:p>
          </table:table-cell>
          <table:table-cell office:value-type="string" calcext:value-type="string">
            <text:p>size octet</text:p>
          </table:table-cell>
          <table:table-cell table:number-columns-repeated="4"/>
          <table:table-cell office:value-type="string" calcext:value-type="string">
            <text:p>1ko =&gt; xu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ance cm 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1000000/[.I41]" office:value-type="float" office:value="0.571428571428571" calcext:value-type="float">
            <text:p>0,571428571428571</text:p>
          </table:table-cell>
          <table:table-cell table:formula="of:=1000000/[.J41]" office:value-type="string" office:string-value="" calcext:value-type="error">
            <text:p>#DIV/0 !</text:p>
          </table:table-cell>
          <table:table-cell table:formula="of:=1000000/[.K41]" office:value-type="string" office:string-value="" calcext:value-type="error">
            <text:p>#DIV/0 !</text:p>
          </table:table-cell>
          <table:table-cell table:formula="of:=1000000/[.L41]" office:value-type="string" office:string-value="" calcext:value-type="error">
            <text:p>#DIV/0 !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50000" calcext:value-type="float">
            <text:p>175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table:formula="of:=1000000/[.I42]" office:value-type="float" office:value="0.571428571428571" calcext:value-type="float">
            <text:p>0,571428571428571</text:p>
          </table:table-cell>
          <table:table-cell table:formula="of:=1000000/[.J42]" office:value-type="string" office:string-value="" calcext:value-type="error">
            <text:p>#DIV/0 !</text:p>
          </table:table-cell>
          <table:table-cell table:formula="of:=1000000/[.K42]" office:value-type="string" office:string-value="" calcext:value-type="error">
            <text:p>#DIV/0 !</text:p>
          </table:table-cell>
          <table:table-cell table:formula="of:=1000000/[.L42]" office:value-type="string" office:string-value="" calcext:value-type="error">
            <text:p>#DIV/0 !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750000" calcext:value-type="float">
            <text:p>175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000000/[.I43]" office:value-type="float" office:value="0.571428571428571" calcext:value-type="float">
            <text:p>0,571428571428571</text:p>
          </table:table-cell>
          <table:table-cell table:formula="of:=1000000/[.J43]" office:value-type="string" office:string-value="" calcext:value-type="error">
            <text:p>#DIV/0 !</text:p>
          </table:table-cell>
          <table:table-cell table:formula="of:=1000000/[.K43]" office:value-type="string" office:string-value="" calcext:value-type="error">
            <text:p>#DIV/0 !</text:p>
          </table:table-cell>
          <table:table-cell table:formula="of:=1000000/[.L43]" office:value-type="string" office:string-value="" calcext:value-type="error">
            <text:p>#DIV/0 !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50000" calcext:value-type="float">
            <text:p>175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table:formula="of:=1000000/[.I44]" office:value-type="float" office:value="0.571428571428571" calcext:value-type="float">
            <text:p>0,571428571428571</text:p>
          </table:table-cell>
          <table:table-cell table:formula="of:=1000000/[.J44]" office:value-type="string" office:string-value="" calcext:value-type="error">
            <text:p>#DIV/0 !</text:p>
          </table:table-cell>
          <table:table-cell table:formula="of:=1000000/[.K44]" office:value-type="string" office:string-value="" calcext:value-type="error">
            <text:p>#DIV/0 !</text:p>
          </table:table-cell>
          <table:table-cell table:formula="of:=1000000/[.L44]" office:value-type="string" office:string-value="" calcext:value-type="error">
            <text:p>#DIV/0 !</text:p>
          </table:table-cell>
          <table:table-cell/>
          <table:table-cell office:value-type="float" office:value="1.5" calcext:value-type="float">
            <text:p>1,5</text:p>
          </table:table-cell>
          <table:table-cell office:value-type="float" office:value="1750000" calcext:value-type="float">
            <text:p>175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table:formula="of:=1000000/[.J45]" office:value-type="string" office:string-value="" calcext:value-type="error">
            <text:p>#DIV/0 !</text:p>
          </table:table-cell>
          <table:table-cell/>
          <table:table-cell table:formula="of:=1000000/[.L45]" office:value-type="string" office:string-value="" calcext:value-type="error">
            <text:p>#DIV/0 !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50000" calcext:value-type="float">
            <text:p>175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/>
          <table:table-cell table:formula="of:=1000000/[.J46]" office:value-type="string" office:string-value="" calcext:value-type="error">
            <text:p>#DIV/0 !</text:p>
          </table:table-cell>
          <table:table-cell table:number-columns-repeated="3"/>
          <table:table-cell office:value-type="float" office:value="2.5" calcext:value-type="float">
            <text:p>2,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Angle -30°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itesse Ko/s</text:p>
          </table:table-cell>
          <table:table-cell office:value-type="string" calcext:value-type="string">
            <text:p>size octet</text:p>
          </table:table-cell>
          <table:table-cell table:number-columns-repeated="4"/>
          <table:table-cell office:value-type="string" calcext:value-type="string">
            <text:p>1ko =&gt; xu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stance cm 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1000000/[.I52]" office:value-type="float" office:value="0.571428571428571" calcext:value-type="float">
            <text:p>0,571428571428571</text:p>
          </table:table-cell>
          <table:table-cell table:formula="of:=1000000/[.J52]" office:value-type="string" office:string-value="" calcext:value-type="error">
            <text:p>#DIV/0 !</text:p>
          </table:table-cell>
          <table:table-cell table:formula="of:=1000000/[.K52]" office:value-type="string" office:string-value="" calcext:value-type="error">
            <text:p>#DIV/0 !</text:p>
          </table:table-cell>
          <table:table-cell table:formula="of:=1000000/[.L52]" office:value-type="string" office:string-value="" calcext:value-type="error">
            <text:p>#DIV/0 !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50000" calcext:value-type="float">
            <text:p>175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table:formula="of:=1000000/[.I53]" office:value-type="float" office:value="0.571428571428571" calcext:value-type="float">
            <text:p>0,571428571428571</text:p>
          </table:table-cell>
          <table:table-cell table:formula="of:=1000000/[.J53]" office:value-type="string" office:string-value="" calcext:value-type="error">
            <text:p>#DIV/0 !</text:p>
          </table:table-cell>
          <table:table-cell table:formula="of:=1000000/[.K53]" office:value-type="string" office:string-value="" calcext:value-type="error">
            <text:p>#DIV/0 !</text:p>
          </table:table-cell>
          <table:table-cell table:formula="of:=1000000/[.L53]" office:value-type="string" office:string-value="" calcext:value-type="error">
            <text:p>#DIV/0 !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1750000" calcext:value-type="float">
            <text:p>175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1000000/[.I54]" office:value-type="float" office:value="0.571428571428571" calcext:value-type="float">
            <text:p>0,571428571428571</text:p>
          </table:table-cell>
          <table:table-cell table:formula="of:=1000000/[.J54]" office:value-type="string" office:string-value="" calcext:value-type="error">
            <text:p>#DIV/0 !</text:p>
          </table:table-cell>
          <table:table-cell table:formula="of:=1000000/[.K54]" office:value-type="string" office:string-value="" calcext:value-type="error">
            <text:p>#DIV/0 !</text:p>
          </table:table-cell>
          <table:table-cell table:formula="of:=1000000/[.L54]" office:value-type="string" office:string-value="" calcext:value-type="error">
            <text:p>#DIV/0 !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50000" calcext:value-type="float">
            <text:p>175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table:formula="of:=1000000/[.I55]" office:value-type="float" office:value="0.571428571428571" calcext:value-type="float">
            <text:p>0,571428571428571</text:p>
          </table:table-cell>
          <table:table-cell table:formula="of:=1000000/[.J55]" office:value-type="string" office:string-value="" calcext:value-type="error">
            <text:p>#DIV/0 !</text:p>
          </table:table-cell>
          <table:table-cell table:number-columns-repeated="3"/>
          <table:table-cell office:value-type="float" office:value="1.5" calcext:value-type="float">
            <text:p>1,5</text:p>
          </table:table-cell>
          <table:table-cell office:value-type="float" office:value="1750000" calcext:value-type="float">
            <text:p>175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750000" calcext:value-type="float">
            <text:p>17500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table:number-columns-repeated="5"/>
          <table:table-cell office:value-type="float" office:value="2.5" calcext:value-type="float">
            <text:p>2,5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table table:name="moyenne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/00/0000</text:date>, <text:time style:data-style-name="N2" text:time-value="16:12:00.6125913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2T14:27:38.420627203</meta:creation-date>
    <dc:date>2022-05-23T16:12:21.938553710</dc:date>
    <meta:editing-duration>P4DT23H51M10S</meta:editing-duration>
    <meta:editing-cycles>11</meta:editing-cycles>
    <meta:generator>LibreOffice/6.4.7.2$Linux_X86_64 LibreOffice_project/40$Build-2</meta:generator>
    <meta:document-statistic meta:table-count="3" meta:cell-count="593" meta:object-count="0"/>
  </office:meta>
</office:document-meta>
</file>